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17f4ac" officeooo:paragraph-rsid="0017f4ac" style:font-size-asian="14pt" style:font-weight-asian="bold" style:font-size-complex="16pt" style:font-weight-complex="bold"/>
    </style:style>
    <style:style style:name="P2" style:family="paragraph" style:parent-style-name="Standard">
      <style:paragraph-properties fo:text-align="center" style:justify-single-word="false"/>
      <style:text-properties fo:font-size="16pt" fo:font-weight="bold" officeooo:rsid="0019262f" officeooo:paragraph-rsid="0019262f" style:font-size-asian="14pt" style:font-weight-asian="bold" style:font-size-complex="16pt" style:font-weight-complex="bold"/>
    </style:style>
    <style:style style:name="P3" style:family="paragraph" style:parent-style-name="Standard">
      <style:paragraph-properties fo:text-align="center" style:justify-single-word="false"/>
      <style:text-properties fo:font-size="16pt" fo:font-weight="bold" officeooo:rsid="0023d80d" officeooo:paragraph-rsid="0023d80d" style:font-size-asian="14pt" style:font-weight-asian="bold" style:font-size-complex="16pt" style:font-weight-complex="bold"/>
    </style:style>
    <style:style style:name="P4" style:family="paragraph" style:parent-style-name="Standard">
      <style:paragraph-properties fo:text-align="start" style:justify-single-word="false"/>
      <style:text-properties fo:font-size="14pt" fo:font-weight="normal" officeooo:rsid="0017f4ac" officeooo:paragraph-rsid="0017f4ac" style:font-size-asian="14pt" style:font-weight-asian="normal" style:font-size-complex="14pt" style:font-weight-complex="normal"/>
    </style:style>
    <style:style style:name="P5" style:family="paragraph" style:parent-style-name="Standard">
      <style:paragraph-properties fo:text-align="start" style:justify-single-word="false"/>
      <style:text-properties fo:font-size="14pt" fo:font-weight="normal" officeooo:rsid="0019262f" officeooo:paragraph-rsid="0019262f"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fo:font-size="14pt" fo:font-weight="normal" officeooo:rsid="001a6866" officeooo:paragraph-rsid="001a6866" style:font-size-asian="12.25pt" style:font-weight-asian="normal" style:font-size-complex="14pt" style:font-weight-complex="normal"/>
    </style:style>
    <style:style style:name="P7" style:family="paragraph" style:parent-style-name="Standard">
      <style:paragraph-properties fo:text-align="center" style:justify-single-word="false"/>
      <style:text-properties fo:font-size="14pt" fo:font-weight="normal" officeooo:rsid="0023d80d" officeooo:paragraph-rsid="00284723"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fo:font-size="14pt" fo:font-weight="normal" officeooo:rsid="0023d80d" officeooo:paragraph-rsid="0023d80d"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fo:font-size="14pt" fo:font-weight="normal" officeooo:rsid="0023d80d" officeooo:paragraph-rsid="002638d3"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fo:font-size="14pt" fo:font-weight="normal" officeooo:rsid="0023d80d" officeooo:paragraph-rsid="00284723"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fo:font-size="14pt" fo:font-weight="normal" officeooo:rsid="00284723" officeooo:paragraph-rsid="00284723" style:font-size-asian="12.25pt" style:font-weight-asian="normal" style:font-size-complex="14pt" style:font-weight-complex="normal"/>
    </style:style>
    <style:style style:name="P12" style:family="paragraph" style:parent-style-name="Standard">
      <style:paragraph-properties fo:text-align="center" style:justify-single-word="false"/>
      <style:text-properties fo:color="#000000" fo:font-size="16pt" fo:font-weight="bold" officeooo:rsid="001a6866" officeooo:paragraph-rsid="001a6866" style:font-size-asian="14pt" style:font-weight-asian="bold" style:font-size-complex="16pt" style:font-weight-complex="bold"/>
    </style:style>
    <style:style style:name="P13" style:family="paragraph" style:parent-style-name="Standard">
      <style:paragraph-properties fo:text-align="center" style:justify-single-word="false"/>
      <style:text-properties fo:color="#000000" fo:font-size="16pt" fo:font-weight="bold" officeooo:rsid="001ae5e2" officeooo:paragraph-rsid="001ae5e2" style:font-size-asian="14pt" style:font-weight-asian="bold" style:font-size-complex="16pt" style:font-weight-complex="bold"/>
    </style:style>
    <style:style style:name="P14" style:family="paragraph" style:parent-style-name="Standard">
      <style:paragraph-properties fo:text-align="start" style:justify-single-word="false"/>
      <style:text-properties fo:color="#000000" fo:font-size="14pt" fo:font-weight="normal" officeooo:rsid="001a6866" officeooo:paragraph-rsid="001a6866" style:font-size-asian="12.25pt" style:font-weight-asian="normal" style:font-size-complex="14pt" style:font-weight-complex="normal"/>
    </style:style>
    <style:style style:name="P15" style:family="paragraph" style:parent-style-name="Standard">
      <style:paragraph-properties fo:text-align="start" style:justify-single-word="false"/>
      <style:text-properties fo:color="#000000" fo:font-size="14pt" fo:font-weight="normal" officeooo:rsid="001ae5e2" officeooo:paragraph-rsid="001ae5e2"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fo:color="#000000" fo:font-size="14pt" fo:font-weight="normal" officeooo:rsid="001c2fe9" officeooo:paragraph-rsid="001c2fe9"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fo:color="#000000" fo:font-size="14pt" fo:font-weight="normal" officeooo:rsid="00284723" officeooo:paragraph-rsid="00284723" style:font-size-asian="12.25pt" style:font-weight-asian="normal" style:font-size-complex="14pt" style:font-weight-complex="normal"/>
    </style:style>
    <style:style style:name="P18" style:family="paragraph" style:parent-style-name="Standard">
      <style:paragraph-properties fo:text-align="start" style:justify-single-word="false"/>
      <style:text-properties fo:color="#000000" fo:font-size="14pt" fo:font-weight="bold" officeooo:rsid="001c5073" officeooo:paragraph-rsid="001c5073" style:font-size-asian="12.25pt" style:font-weight-asian="bold" style:font-size-complex="14pt" style:font-weight-complex="bold"/>
    </style:style>
    <style:style style:name="P19" style:family="paragraph" style:parent-style-name="Standard">
      <style:paragraph-properties fo:text-align="start" style:justify-single-word="false"/>
      <style:text-properties fo:color="#000000" fo:font-size="14pt" fo:font-weight="bold" officeooo:rsid="001e282c" officeooo:paragraph-rsid="001e282c" style:font-size-asian="12.25pt" style:font-weight-asian="bold" style:font-size-complex="14pt" style:font-weight-complex="bold"/>
    </style:style>
    <style:style style:name="P20" style:family="paragraph" style:parent-style-name="Standard">
      <style:paragraph-properties fo:text-align="start" style:justify-single-word="false"/>
      <style:text-properties fo:color="#000000" fo:font-size="14pt" fo:font-weight="bold" officeooo:rsid="0021123b" officeooo:paragraph-rsid="0021123b" style:font-size-asian="12.25pt" style:font-weight-asian="bold" style:font-size-complex="14pt" style:font-weight-complex="bold"/>
    </style:style>
    <style:style style:name="P21" style:family="paragraph" style:parent-style-name="Standard">
      <style:paragraph-properties fo:text-align="start" style:justify-single-word="false"/>
      <style:text-properties fo:color="#cc0000" fo:font-size="14pt" fo:font-weight="normal" officeooo:rsid="001a6866" officeooo:paragraph-rsid="001a6866" style:font-size-asian="12.25pt" style:font-weight-asian="normal" style:font-size-complex="14pt" style:font-weight-complex="normal"/>
    </style:style>
    <style:style style:name="P22" style:family="paragraph" style:parent-style-name="Standard">
      <style:paragraph-properties fo:text-align="start" style:justify-single-word="false"/>
      <style:text-properties fo:color="#cc0000" fo:font-size="14pt" fo:font-weight="normal" officeooo:rsid="001c2fe9" officeooo:paragraph-rsid="001c2fe9" style:font-size-asian="12.25pt" style:font-weight-asian="normal" style:font-size-complex="14pt" style:font-weight-complex="normal"/>
    </style:style>
    <style:style style:name="P23" style:family="paragraph" style:parent-style-name="Standard">
      <style:text-properties officeooo:rsid="00224d91" officeooo:paragraph-rsid="00224d91"/>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e282c" style:font-weight-asian="normal" style:font-weight-complex="normal"/>
    </style:style>
    <style:style style:name="T4" style:family="text">
      <style:text-properties fo:font-weight="normal" officeooo:rsid="002015e3" style:font-weight-asian="normal" style:font-weight-complex="normal"/>
    </style:style>
    <style:style style:name="T5" style:family="text">
      <style:text-properties fo:font-weight="normal" officeooo:rsid="0021123b" style:font-weight-asian="normal" style:font-weight-complex="normal"/>
    </style:style>
    <style:style style:name="T6" style:family="text">
      <style:text-properties officeooo:rsid="0019262f"/>
    </style:style>
    <style:style style:name="T7" style:family="text">
      <style:text-properties fo:color="#000000"/>
    </style:style>
    <style:style style:name="T8" style:family="text">
      <style:text-properties fo:color="#000000" officeooo:rsid="0019262f"/>
    </style:style>
    <style:style style:name="T9" style:family="text">
      <style:text-properties fo:color="#000000" fo:font-size="16pt" fo:font-weight="bold" officeooo:rsid="00284723" style:font-size-asian="14pt" style:font-weight-asian="bold" style:font-size-complex="16pt" style:font-weight-complex="bold"/>
    </style:style>
    <style:style style:name="T10" style:family="text">
      <style:text-properties fo:color="#000000" fo:font-size="14pt" fo:font-weight="normal" style:font-size-asian="12.25pt" style:font-weight-asian="normal" style:font-size-complex="14pt" style:font-weight-complex="normal"/>
    </style:style>
    <style:style style:name="T11" style:family="text">
      <style:text-properties fo:color="#000000" fo:font-size="14pt" fo:font-weight="normal" officeooo:rsid="0021123b" style:font-size-asian="12.25pt" style:font-weight-asian="normal" style:font-size-complex="14pt" style:font-weight-complex="normal"/>
    </style:style>
    <style:style style:name="T12" style:family="text">
      <style:text-properties fo:color="#000000" fo:font-size="14pt" fo:font-weight="normal" officeooo:rsid="00224d91" style:font-size-asian="12.25pt" style:font-weight-asian="normal" style:font-size-complex="14pt" style:font-weight-complex="normal"/>
    </style:style>
    <style:style style:name="T13" style:family="text">
      <style:text-properties fo:color="#000000" fo:font-size="14pt" fo:font-weight="normal" officeooo:rsid="0022aa8d" style:font-size-asian="12.25pt" style:font-weight-asian="normal" style:font-size-complex="14pt" style:font-weight-complex="normal"/>
    </style:style>
    <style:style style:name="T14" style:family="text">
      <style:text-properties fo:color="#000000" fo:font-size="14pt" fo:font-weight="bold" style:font-size-asian="12.25pt" style:font-weight-asian="bold" style:font-size-complex="14pt" style:font-weight-complex="bold"/>
    </style:style>
    <style:style style:name="T15" style:family="text">
      <style:text-properties fo:color="#000000" officeooo:rsid="0019262f" style:font-size-asian="12.25pt"/>
    </style:style>
    <style:style style:name="T16" style:family="text">
      <style:text-properties fo:color="#000000" officeooo:rsid="002551aa"/>
    </style:style>
    <style:style style:name="T17" style:family="text">
      <style:text-properties fo:color="#000000" officeooo:rsid="002638d3"/>
    </style:style>
    <style:style style:name="T18" style:family="text">
      <style:text-properties fo:color="#000000" officeooo:rsid="0027263f"/>
    </style:style>
    <style:style style:name="T19" style:family="text">
      <style:text-properties fo:color="#000000" officeooo:rsid="00284723"/>
    </style:style>
    <style:style style:name="T20" style:family="text">
      <style:text-properties fo:color="#cc0000"/>
    </style:style>
    <style:style style:name="T21" style:family="text">
      <style:text-properties fo:color="#cc0000" officeooo:rsid="0019262f"/>
    </style:style>
    <style:style style:name="T22" style:family="text">
      <style:text-properties fo:color="#cc0000" officeooo:rsid="0019262f" style:font-size-asian="12.25pt"/>
    </style:style>
    <style:style style:name="T23" style:family="text">
      <style:text-properties fo:color="#cc0000" fo:font-size="14pt" fo:font-weight="normal" style:font-size-asian="12.25pt" style:font-weight-asian="normal" style:font-size-complex="14pt" style:font-weight-complex="normal"/>
    </style:style>
    <style:style style:name="T24" style:family="text">
      <style:text-properties fo:color="#cc0000" fo:font-size="14pt" fo:font-weight="normal" officeooo:rsid="0021123b" style:font-size-asian="12.25pt" style:font-weight-asian="normal" style:font-size-complex="14pt" style:font-weight-complex="normal"/>
    </style:style>
    <style:style style:name="T25" style:family="text">
      <style:text-properties fo:color="#cc0000" officeooo:rsid="001a6866"/>
    </style:style>
    <style:style style:name="T26" style:family="text">
      <style:text-properties fo:color="#cc0000" officeooo:rsid="001c5073"/>
    </style:style>
    <style:style style:name="T27" style:family="text">
      <style:text-properties fo:color="#cc0000" fo:font-weight="normal" style:font-weight-asian="normal" style:font-weight-complex="normal"/>
    </style:style>
    <style:style style:name="T28" style:family="text">
      <style:text-properties fo:color="#cc0000" fo:font-weight="normal" officeooo:rsid="001e282c" style:font-weight-asian="normal" style:font-weight-complex="normal"/>
    </style:style>
    <style:style style:name="T29" style:family="text">
      <style:text-properties fo:color="#cc0000" fo:font-weight="normal" officeooo:rsid="002015e3" style:font-weight-asian="normal" style:font-weight-complex="normal"/>
    </style:style>
    <style:style style:name="T30" style:family="text">
      <style:text-properties fo:color="#cc0000" fo:font-weight="normal" officeooo:rsid="0021123b" style:font-weight-asian="normal" style:font-weight-complex="normal"/>
    </style:style>
    <style:style style:name="T31" style:family="text">
      <style:text-properties fo:color="#cc0000" officeooo:rsid="002551aa"/>
    </style:style>
    <style:style style:name="T32" style:family="text">
      <style:text-properties fo:color="#cc0000" officeooo:rsid="002638d3"/>
    </style:style>
    <style:style style:name="T33" style:family="text">
      <style:text-properties fo:color="#cc0000" officeooo:rsid="0027263f"/>
    </style:style>
    <style:style style:name="T34" style:family="text">
      <style:text-properties fo:color="#cc0000" officeooo:rsid="00284723"/>
    </style:style>
    <style:style style:name="T35" style:family="text">
      <style:text-properties fo:color="#cc0000" officeooo:rsid="0029f37a"/>
    </style:style>
    <style:style style:name="T36" style:family="text">
      <style:text-properties fo:color="#cc0000" officeooo:rsid="002b24fd"/>
    </style:style>
    <style:style style:name="T37" style:family="text">
      <style:text-properties officeooo:rsid="0029f37a"/>
    </style:style>
    <style:style style:name="T38" style:family="text">
      <style:text-properties officeooo:rsid="002b24f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 cyber sécurité</text:p>
      <text:p text:style-name="P1"/>
      <text:p text:style-name="P1">Les contraintes DICP</text:p>
      <text:p text:style-name="P1"/>
      <text:p text:style-name="P4">Il y a 3 sorte de sécurité : <text:tab/></text:p>
      <text:p text:style-name="P4"/>
      <text:p text:style-name="P4">- La Disponibilité</text:p>
      <text:p text:style-name="P4">- L’Intégrité</text:p>
      <text:p text:style-name="P4">- La Confidentialité</text:p>
      <text:p text:style-name="P4"/>
      <text:p text:style-name="P4">A ça, se rajoute la <text:span text:style-name="T1">Preuve</text:span> et <text:span text:style-name="T1">Traçabilité. </text:span>Ça sert à savoir comment le problème est survenu pour pouvoir faire les corrections nécessaires. Aussi à savoir qui est le responsable pour pouvoir « sévir »</text:p>
      <text:p text:style-name="P4"/>
      <text:p text:style-name="P4">La sécurité du système c’est une bonne <text:span text:style-name="T6">prise en compte de ces </text:span><text:span text:style-name="T21">4 aspects</text:span><text:span text:style-name="T8">, résumés dans l’acro</text:span><text:span text:style-name="T15">nyme </text:span><text:span text:style-name="T22">DICP</text:span><text:span text:style-name="T15">, à tous les niveaux (conception, exploitation, utilisation)</text:span></text:p>
      <text:p text:style-name="P4"><text:span text:style-name="T15"/></text:p>
      <text:p text:style-name="P4"><text:span text:style-name="T15"/></text:p>
      <text:p text:style-name="P2"><text:span text:style-name="T7">Firewall, antivirus, etc</text:span></text:p>
      <text:p text:style-name="P2"><text:span text:style-name="T7"/></text:p>
      <text:p text:style-name="P5"><text:span text:style-name="T7">Le rôle du firewall (pare-feu) est d’interdire l’accès au réseau interne aux personnes non autorisées et donc, entre autre, garantir la </text:span><text:span text:style-name="T20">Confidentialité </text:span><text:span text:style-name="T7">et </text:span><text:span text:style-name="T20">l’Intégrité </text:span><text:span text:style-name="T7">des données </text:span></text:p>
      <text:p text:style-name="P5"><text:span text:style-name="T7"/></text:p>
      <text:p text:style-name="P5"><text:span text:style-name="T7"/></text:p>
      <text:p text:style-name="P2"><text:span text:style-name="T7">Politique de sécurité de l’information </text:span></text:p>
      <text:p text:style-name="P2"><text:span text:style-name="T7"/></text:p>
      <text:p text:style-name="P6"><text:span text:style-name="T7">La politique de sécurité de l’information définit les objectifs et les mécanismes d’organisation de sécurité de l’information au sein d’une organisation. La définition des politiques de sécurité suivent au choix les principes de sécurité : </text:span><text:span text:style-name="T20">confidentialité</text:span><text:span text:style-name="T7">,</text:span><text:span text:style-name="T20"> intégrité </text:span><text:span text:style-name="T7">ou</text:span><text:span text:style-name="T20"> disponibilité </text:span></text:p>
      <text:p text:style-name="P6"><text:span text:style-name="T20"/></text:p>
      <text:p text:style-name="P6"><text:span text:style-name="T20"/></text:p>
      <text:p text:style-name="P12">Les données clés concernant la sécurité</text:p>
      <text:p text:style-name="P12"/>
      <text:p text:style-name="P14">- <text:span text:style-name="T20">La sécurité concerne tout le monde</text:span></text:p>
      <text:p text:style-name="P14"><text:span text:style-name="T20"/></text:p>
      <text:p text:style-name="P14"><text:span text:style-name="T20">L’ingénierie sociale </text:span>est un des principaux moyens utilisés par les « pirates » pour détourner les mesures de sécurité mises en place par les organismes. <text:span text:style-name="T20">L’ingénierie sociale </text:span>fait référence à des pratiques de manipulations psychologique à des fins d’escroquerie. En utilisant son charisme, l’imposture et le culot, l’attaquant cherche à abuser de la confiance d, de l’ignorance et de la crédulité des personnes possèdent ce qu’il souhaite obtenir. </text:p>
      <text:p text:style-name="P21"><text:soft-page-break/>- La sécurité ne relève pas que des informations et de la mise en œuvre de moyens technique</text:p>
      <text:p text:style-name="P21"/>
      <text:p text:style-name="P14">ex : La gestion RH est elle aussi responsable. Il faut penser à désactiver les comptes des collaborateurs quittant la société, sensibiliser les utilisateurs, identifier les responsables de la sécurité et les former, organiser les locaux</text:p>
      <text:p text:style-name="P14"/>
      <text:p text:style-name="P21">- La sécurité maximale du SI (sécurité d’information) est la sécuritéde son élément le plus faible</text:p>
      <text:p text:style-name="P21"/>
      <text:p text:style-name="P14">C’est comme si on avait un super coffre-fort hyper bien sécurisé et qu’on ne pensait même pas à fermer la porte </text:p>
      <text:p text:style-name="P14"/>
      <text:p text:style-name="P21">- Il existe aussi des méthodologie pour vérifier la prise en compte des contraintes DICP</text:p>
      <text:p text:style-name="P21"/>
      <text:p text:style-name="P14">Le respect de telle ou telle certification est une exigence de plus en plus courante pour des grands contrats</text:p>
      <text:p text:style-name="P14"><text:s/></text:p>
      <text:p text:style-name="P14"/>
      <text:p text:style-name="P13">La cyber malveillance</text:p>
      <text:p text:style-name="P13"/>
      <text:p text:style-name="P15">Premièrement, tout le monde peut être victime de cyber malveillance. <text:s/><text:span text:style-name="T25">La </text:span><text:span text:style-name="T20">cyber malveillance est une éventualité qu’il ne faut pas négliger. </text:span></text:p>
      <text:p text:style-name="P15">Il y a différentes manières d’êtres victimes de cyber malveillance, la plupart des attaques nécessitent de passer par un <text:span text:style-name="T20">malware </text:span>(programme malveillant).</text:p>
      <text:p text:style-name="P15"/>
      <text:p text:style-name="P15">- Un <text:span text:style-name="T20">spyware </text:span>(logiciel espion) qui visera à analyser vos habitudes</text:p>
      <text:p text:style-name="P15">- Un <text:span text:style-name="T20">keylogger </text:span>(enregistreur de frappes) qui interceptera vos frappes claviers afin d’intercepter vos mots de passe</text:p>
      <text:p text:style-name="P15"/>
      <text:p text:style-name="P15">Dans la très large majorité des cas, ces attaques se font par le biais d’internet, qui permet alors à un attaquant de toucher un public mondial, bien au-delà de son entourage immédiat.</text:p>
      <text:p text:style-name="P15"/>
      <text:p text:style-name="P22">Botnet (réseaux zombies)</text:p>
      <text:p text:style-name="P22"/>
      <text:p text:style-name="P16">Pour certains types d’attaques, les pirates peuvent avoir besoin de puissance de calcul, d’un débit important et de possibilité de contournement des systèmes de détection . </text:p>
      <text:p text:style-name="P16"/>
      <text:p text:style-name="P16"><text:tab/>Ex : Des attaques contre des antitités connues <text:span text:style-name="T20">(organisme gouvernementaux, grandes entreprises, etc) </text:span>qui sont ciblées et ont vocations à faire le « <text:span text:style-name="T20">buzz </text:span>» sont souvent des attaques en <text:span text:style-name="T20">déni de service </text:span>distribué qui consiste à rendre indisponibles <text:soft-page-break/>des sites <text:span text:style-name="T20">Web</text:span> ou <text:span text:style-name="T20">services en ligne </text:span>en les submergent de très nombreuses requêtes qui peuvent parfois venir du monde entier. Il peut arriver que ces requêtes « <text:span text:style-name="T20">trolls </text:span>»<text:span text:style-name="T20"> </text:span>soit parfois impossible à distinguer de requêtes «<text:span text:style-name="T20"> classiques </text:span>» </text:p>
      <text:p text:style-name="P16"/>
      <text:p text:style-name="P16">Les ordinateurs sont certes une proie de choix pour ce types d’attaques mais d’autres types de matériel connecté le sont également, tels que <text:span text:style-name="T26">les caméras IP</text:span>, <text:span text:style-name="T26">les ordiphones</text:span> et <text:span text:style-name="T26">les objets connectés</text:span></text:p>
      <text:p text:style-name="P16"><text:span text:style-name="T26"/></text:p>
      <text:p text:style-name="P18">Anecdote : <text:span text:style-name="T2"><text:s/>En 2016, un hébergeur français à fait face à une attaque d’ampleur de ce type. A l’origine de l’offensive, se trouvait un </text:span><text:span text:style-name="T28">botnet de près de 150.000 caméras </text:span><text:span text:style-name="T3">de sécurité infectées par les cybercriminels </text:span></text:p>
      <text:p text:style-name="P18"><text:span text:style-name="T3"/></text:p>
      <text:p text:style-name="P19"><text:span text:style-name="T2">Les denis de services dont sont victimes les entreprises suite à une </text:span><text:span text:style-name="T27">infection utilisant botnets</text:span><text:span text:style-name="T2">, coupent leurs communications avec l’extérieur et rendent impossible leur bon fonctionnement commercial (notamment la vente ou la fourniture de services en ligne). </text:span><text:span text:style-name="T27">Les pirates demandent alors une rançon </text:span><text:span text:style-name="T2">en contrepartie d’un arrêt de l’attaque. </text:span></text:p>
      <text:p text:style-name="P19"><text:span text:style-name="T2"/></text:p>
      <text:p text:style-name="P19"><text:span text:style-name="T2">Le rançonnement peut prendre également une autre forme qui consiste à infecter le poste d’un particulier, d’une administration ou d’une entreprise à l’aide d’un fichier malveillant. Le mode opératoire classique consiste à envoyer par </text:span><text:span text:style-name="T27">courrier électronique </text:span><text:span text:style-name="T2">une </text:span><text:span text:style-name="T4">pièce jointe contenant le fichier malveillant. Une fois la pièce jointe ouverte toutes données étant ouverte ou liées a l’appareil est rendu innaccessible. Les victimes dont les données ont été prises en </text:span><text:span text:style-name="T29">otages</text:span><text:span text:style-name="T4">, <text:s/></text:span><text:span text:style-name="T5">se sont vues alors exiger un paiement en bitcoins en contrepartie d’une promesse de fournir la clé de déchiffrement qui permet le déblocage. Il s’agit tout simplement de </text:span><text:span text:style-name="T30">chantage</text:span><text:span text:style-name="T5">. </text:span></text:p>
      <text:p text:style-name="P19"><text:span text:style-name="T5"/></text:p>
      <text:p text:style-name="P20">Défiguration : </text:p>
      <text:p text:style-name="P20"/>
      <text:p text:style-name="Standard"><text:span text:style-name="T11">La défiguration de site consiste à modifier une partie d’un site web , affichant alors des éléments choisis par le pirate. Les motivation</text:span><text:span text:style-name="T13">s</text:span><text:span text:style-name="T11"> sont là encore très variables, mais sont dans la majeure partie des cas de l’ordre du <text:s/></text:span><text:span text:style-name="T24">défi technique </text:span><text:span text:style-name="T11">ou </text:span><text:span text:style-name="T12">utilisées afin de porter des revend</text:span><text:span text:style-name="T13">ic</text:span><text:span text:style-name="T12">actions, telles que des opinions politiques par exemple </text:span></text:p>
      <text:p text:style-name="Standard"><text:span text:style-name="T12"/></text:p>
      <text:p text:style-name="Standard"><text:span text:style-name="T12"/></text:p>
      <text:p text:style-name="P23"><text:span text:style-name="T14">Malvertising :</text:span></text:p>
      <text:p text:style-name="P23"><text:span text:style-name="T10"/></text:p>
      <text:p text:style-name="P23"><text:span text:style-name="T10">Le pirate intègre du contenu malveillant sur des </text:span><text:span text:style-name="T23">fausses publicités </text:span><text:span text:style-name="T10">en ligne pour essayer de piéger les visiteurs de sites web sans passer par le propriétaire du site en questions. Lorsque l’internaute clique sur la publicit</text:span><text:span text:style-name="T13">é</text:span><text:span text:style-name="T10"> du diffuseur, il est redirigé vers <text:s text:c="8"/>un serveur qui h</text:span><text:span text:style-name="T13">é</text:span><text:span text:style-name="T10">berge un code malveillant. Le code tente alors de chiffrer le disque dur de l’utilisateur </text:span><text:span text:style-name="T13">et </text:span><text:span text:style-name="T10">exige un paiement en bitcoins en contrepartie d’une promesse de fournir la clé de déchiffrement qui permet le déblocage.</text:span></text:p>
      <text:p text:style-name="P23"><text:span text:style-name="T10"/></text:p>
      <text:p text:style-name="P23"><text:span text:style-name="T10"/></text:p>
      <text:p text:style-name="P23"><text:span text:style-name="T10"/></text:p>
      <text:p text:style-name="P3"><text:soft-page-break/><text:span text:style-name="T7">Ingénierie sociale</text:span></text:p>
      <text:p text:style-name="P3"><text:span text:style-name="T7"/></text:p>
      <text:p text:style-name="P8"><text:span text:style-name="T7">Il y a 6 façons différentes de nous « pieger » :</text:span></text:p>
      <text:p text:style-name="P8"><text:span text:style-name="T7"/></text:p>
      <text:p text:style-name="P8"><text:span text:style-name="T7">- </text:span><text:span text:style-name="T20">Déjouer une authentification faible </text:span><text:span text:style-name="T7">: Tels que notre prénom ou même des données professionnelles qui ne sont pas destinées à être public peuvent potentiellement êtres trouvées par </text:span><text:span text:style-name="T20">des personnes extérieurs</text:span><text:span text:style-name="T7">.</text:span></text:p>
      <text:p text:style-name="P8"><text:span text:style-name="T7"/></text:p>
      <text:p text:style-name="P8"><text:span text:style-name="T7">- </text:span><text:span text:style-name="T31">Utiliser l’hameçonnage </text:span><text:span text:style-name="T16">: Cela consiste à tendre un hameçon, sous la forme d’un mail, d’un message de forum, d’un sms, d’une fausse pub, etc. Vous recevez un courrier électronique de votre banque qui vous demande des informations complémentaires pour vous fournir un service plus sécurisé. Vous devez remplir un formulaire </text:span><text:span text:style-name="T17">afin de confirmer vos coordonnées bancaires. Si vous ne le faites pas dans les 24 heures votre compte sera suspendu.</text:span><text:span text:style-name="T31"> C’est simple mais efficace</text:span></text:p>
      <text:p text:style-name="P8"><text:span text:style-name="T31"/></text:p>
      <text:p text:style-name="P9"><text:span text:style-name="T16">-</text:span><text:span text:style-name="T31"> </text:span><text:span text:style-name="T32">Faire diversion </text:span><text:span text:style-name="T17">: Bien connue des voleurs plus classiques, cette stratégie consiste à attirer l’attention de la cible sur des points qui n’ont rien à voir avec l’attaque, éteignant par là la méfiance naturelle que peut déclencher le fait de s’intéresser à une information sensible.</text:span></text:p>
      <text:p text:style-name="P9"><text:span text:style-name="T17"/></text:p>
      <text:p text:style-name="P9"><text:span text:style-name="T32">Ex : </text:span><text:span text:style-name="T17">Une panne informatique a eu lieu dans la nuit, pas de soucis un dépanneur informatique vous as contacté quelques jours auparavant pour vous offrir ses services. Il se présente rapidement a votre bureau et pendant qu’il soit-disant répare votre ordinateur, il en profite pour récupérer des données auxquelles il n’avait pas accès a distance. Ici le pirate à crée une situation dans laquelle c’est la victime qui a besoin de l’attaquant</text:span></text:p>
      <text:p text:style-name="P9"><text:span text:style-name="T17"/></text:p>
      <text:p text:style-name="P9"><text:span text:style-name="T17">- </text:span><text:span text:style-name="T32">Recourir a une situation de pression </text:span><text:span text:style-name="T17">: Il suffit de limiter la capacité de réflexion de la cible par divers moyens impliquant par exemple une urgence, une occasion à ne pas manquer, une récompense..</text:span></text:p>
      <text:p text:style-name="P9"><text:span text:style-name="T17"/></text:p>
      <text:p text:style-name="P9"><text:span text:style-name="T17">- </text:span><text:span text:style-name="T32">Donner confiance </text:span><text:span text:style-name="T17">: Lorsque la cible se crois en sécurité, sa vigilance diminue. </text:span><text:span text:style-name="T32">L’illusion de sécurité </text:span><text:span text:style-name="T17">est souvent due à </text:span><text:span text:style-name="T18">une méconnaissance des mécanismes techniques. Un individu malveillant peut facilement se faire passer pour votre opérateur de télécommunications ou des services administratifs de l’état en utilisant leur mail </text:span><text:span text:style-name="T33">(un mail identique) </text:span><text:span text:style-name="T18">. Pour une victime potentielle, l’adresse mail d’expéditeur constitue a tort une garantie d’authenticité de l’origine du mail et elle sera donc plus encline à coopérer</text:span></text:p>
      <text:p text:style-name="P9"><text:span text:style-name="T18"/></text:p>
      <text:p text:style-name="P10"><text:span text:style-name="T18">- </text:span><text:span text:style-name="T34">Utiliser la fuite d’informations </text:span><text:span text:style-name="T19">: De nombreuses informations sont diffusées à l’extérieur par des biais auxquels nous ne prêtons pas naturellement attention. </text:span><text:span text:style-name="T34">Un écran face à une fenêtre </text:span><text:span text:style-name="T19">donc visible de l’extérieur, un voisin de train lorgnant sur u rapport de réunion, des documents mis à la poubelle, des employés trop bavards, etc. Les fuites potentielles sont nombreuses.</text:span></text:p>
      <text:p text:style-name="P10"><text:soft-page-break/></text:p>
      <text:p text:style-name="P7"><text:span text:style-name="T19"><text:s/></text:span><text:span text:style-name="T9">Conclusion</text:span></text:p>
      <text:p text:style-name="P7"><text:span text:style-name="T9"/></text:p>
      <text:p text:style-name="P11"><text:span text:style-name="T7">La sécurité est un sujet d’actualité et qui ne cesse de prendre de l’importance . Tous utilisateur a pu voir apparaître de nouveaux usages en liens avec la sécurité </text:span></text:p>
      <text:p text:style-name="P11"><text:span text:style-name="T7"/></text:p>
      <text:p text:style-name="P11"><text:span text:style-name="T7">- Généralisation de techniques double authentification ex : </text:span><text:span text:style-name="T20">Envoie de sms avec un mot de passe temporaire.</text:span></text:p>
      <text:p text:style-name="P11"><text:span text:style-name="T20"/></text:p>
      <text:p text:style-name="P17">- Possibilité de connexion <text:span text:style-name="T37">avec ses identifiant de réseaux sociaux </text:span><text:span text:style-name="T36">(Linkedin, Google, etc)</text:span></text:p>
      <text:p text:style-name="P17"><text:span text:style-name="T36"/></text:p>
      <text:p text:style-name="P17">- <text:span text:style-name="T38">Demande d’autorisation pour autoriser à des applications d’accéder à certaines données personnelles gérées pour vous par diverses applications </text:span><text:span text:style-name="T36">(réseaux sociaux, ou autre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5T19:55:06.159425144</meta:creation-date>
    <dc:date>2018-11-05T23:00:07.747952115</dc:date>
    <meta:editing-duration>PT8M12S</meta:editing-duration>
    <meta:editing-cycles>3</meta:editing-cycles>
    <meta:generator>LibreOffice/5.1.6.2$Linux_X86_64 LibreOffice_project/10m0$Build-2</meta:generator>
    <meta:document-statistic meta:table-count="0" meta:image-count="0" meta:object-count="0" meta:page-count="5" meta:paragraph-count="53" meta:word-count="1424" meta:character-count="8988" meta:non-whitespace-character-count="7584"/>
  </office:meta>
</office:document-meta>
</file>